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4cm" fo:margin-bottom="0cm" loext:contextual-spacing="false"/>
      <style:text-properties style:font-name="Tahoma" fo:font-size="16pt" style:text-underline-style="solid" style:text-underline-width="auto" style:text-underline-color="font-color" fo:font-weight="bold" officeooo:rsid="00105bc2" officeooo:paragraph-rsid="00105bc2" style:font-size-asian="14pt" style:font-weight-asian="bold" style:font-size-complex="16pt" style:font-weight-complex="bold"/>
    </style:style>
    <style:style style:name="P2" style:family="paragraph" style:parent-style-name="Standard">
      <style:paragraph-properties fo:margin-top="0.4cm" fo:margin-bottom="0cm" loext:contextual-spacing="false"/>
      <style:text-properties style:font-name="Tahoma" fo:font-size="16pt" style:text-underline-style="solid" style:text-underline-width="auto" style:text-underline-color="font-color" fo:font-weight="bold" officeooo:rsid="00105bc2" officeooo:paragraph-rsid="0012212d" style:font-size-asian="14pt" style:font-weight-asian="bold" style:font-size-complex="16pt" style:font-weight-complex="bold"/>
    </style:style>
    <style:style style:name="P3" style:family="paragraph" style:parent-style-name="Standard">
      <style:paragraph-properties fo:margin-top="0.4cm" fo:margin-bottom="0cm" loext:contextual-spacing="false"/>
      <style:text-properties style:font-name="Tahoma" fo:font-size="16pt" style:text-underline-style="solid" style:text-underline-width="auto" style:text-underline-color="font-color" fo:font-weight="bold" officeooo:rsid="00105bc2" officeooo:paragraph-rsid="0013d045" style:font-size-asian="14pt" style:font-weight-asian="bold" style:font-size-complex="16pt" style:font-weight-complex="bold"/>
    </style:style>
    <style:style style:name="P4" style:family="paragraph" style:parent-style-name="Standard">
      <style:paragraph-properties fo:margin-top="0.4cm" fo:margin-bottom="0cm" loext:contextual-spacing="false"/>
      <style:text-properties style:font-name="Tahoma" fo:font-size="16pt" style:text-underline-style="none" fo:font-weight="bold" officeooo:rsid="0012212d" officeooo:paragraph-rsid="0012212d" style:font-size-asian="14pt" style:font-weight-asian="bold" style:font-size-complex="16pt" style:font-weight-complex="bold"/>
    </style:style>
    <style:style style:name="P5" style:family="paragraph" style:parent-style-name="Standard">
      <style:paragraph-properties fo:margin-top="0.4cm" fo:margin-bottom="0cm" loext:contextual-spacing="false"/>
      <style:text-properties style:font-name="Tahoma" fo:font-size="16pt" style:text-underline-style="none" fo:font-weight="bold" officeooo:rsid="0012212d" officeooo:paragraph-rsid="0012aafd" style:font-size-asian="14pt" style:font-weight-asian="bold" style:font-size-complex="16pt" style:font-weight-complex="bold"/>
    </style:style>
    <style:style style:name="P6" style:family="paragraph" style:parent-style-name="Standard">
      <style:paragraph-properties fo:margin-top="0.4cm" fo:margin-bottom="0cm" loext:contextual-spacing="false"/>
      <style:text-properties style:font-name="Tahoma" fo:font-size="16pt" style:text-underline-style="none" fo:font-weight="bold" officeooo:rsid="0012212d" officeooo:paragraph-rsid="0013d045" style:font-size-asian="14pt" style:font-weight-asian="bold" style:font-size-complex="16pt" style:font-weight-complex="bold"/>
    </style:style>
    <style:style style:name="P7" style:family="paragraph" style:parent-style-name="Standard">
      <style:paragraph-properties fo:margin-top="0.4cm" fo:margin-bottom="0cm" loext:contextual-spacing="false"/>
      <style:text-properties style:font-name="Tahoma" fo:font-size="16pt" style:text-underline-style="none" fo:font-weight="bold" officeooo:rsid="0012aafd" officeooo:paragraph-rsid="0012aafd" style:font-size-asian="14pt" style:font-weight-asian="bold" style:font-size-complex="16pt" style:font-weight-complex="bold"/>
    </style:style>
    <style:style style:name="P8" style:family="paragraph" style:parent-style-name="Standard">
      <style:paragraph-properties fo:margin-top="0.4cm" fo:margin-bottom="0cm" loext:contextual-spacing="false"/>
      <style:text-properties style:font-name="Tahoma" fo:font-size="16pt" style:text-underline-style="none" fo:font-weight="bold" officeooo:rsid="0013d045" officeooo:paragraph-rsid="0013d045" style:font-size-asian="14pt" style:font-weight-asian="bold" style:font-size-complex="16pt" style:font-weight-complex="bold"/>
    </style:style>
    <style:style style:name="P9" style:family="paragraph" style:parent-style-name="Header">
      <style:text-properties officeooo:paragraph-rsid="00105bc2"/>
    </style:style>
    <style:style style:name="T1" style:family="text">
      <style:text-properties style:font-name="Tahoma" officeooo:rsid="00105bc2"/>
    </style:style>
    <style:style style:name="T2" style:family="text">
      <style:text-properties style:font-name="Tahoma" fo:font-size="16pt" style:text-underline-style="none" fo:font-weight="bold" officeooo:rsid="0012212d" style:font-size-asian="14pt" style:font-weight-asian="bold" style:font-size-complex="16pt" style:font-weight-complex="bold"/>
    </style:style>
    <style:style style:name="T3" style:family="text">
      <style:text-properties fo:font-size="12pt" style:text-underline-style="none" fo:font-weight="normal" style:font-size-asian="10.5pt" style:font-weight-asian="normal" style:font-size-complex="12pt" style:font-weight-complex="normal"/>
    </style:style>
    <style:style style:name="T4" style:family="text">
      <style:text-properties fo:font-size="12pt" style:text-underline-style="none" fo:font-weight="normal" officeooo:rsid="0013d045" style:font-size-asian="10.5pt" style:font-weight-asian="normal" style:font-size-complex="12pt" style:font-weight-complex="normal"/>
    </style:style>
    <style:style style:name="T5" style:family="text">
      <style:text-properties fo:font-size="12pt" style:text-underline-style="none" fo:font-weight="normal" officeooo:rsid="00146be1" style:font-size-asian="10.5pt" style:font-weight-asian="normal" style:font-size-complex="12pt" style:font-weight-complex="normal"/>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105bc2" style:font-size-asian="10.5pt" style:font-weight-asian="normal" style:font-size-complex="12pt" style:font-weight-complex="normal"/>
    </style:style>
    <style:style style:name="T8" style:family="text">
      <style:text-properties fo:font-size="12pt" fo:font-weight="normal" officeooo:rsid="0012aafd" style:font-size-asian="10.5pt" style:font-weight-asian="normal" style:font-size-complex="12pt" style:font-weight-complex="normal"/>
    </style:style>
    <style:style style:name="T9" style:family="text">
      <style:text-properties fo:font-size="12pt" fo:font-weight="normal" officeooo:rsid="0013d045" style:font-size-asian="10.5pt" style:font-weight-asian="normal" style:font-size-complex="12pt" style:font-weight-complex="normal"/>
    </style:style>
    <style:style style:name="T10" style:family="text">
      <style:text-properties fo:font-size="12pt" fo:font-weight="normal" officeooo:rsid="00146be1" style:font-size-asian="10.5pt" style:font-weight-asian="normal" style:font-size-complex="12pt" style:font-weight-complex="normal"/>
    </style:style>
    <style:style style:name="T11"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2" style:family="text">
      <style:text-properties fo:font-size="12pt" style:text-underline-style="solid" style:text-underline-width="auto" style:text-underline-color="font-color" fo:font-weight="normal" officeooo:rsid="00105bc2" style:font-size-asian="10.5pt" style:font-weight-asian="normal" style:font-size-complex="12pt" style:font-weight-complex="normal"/>
    </style:style>
    <style:style style:name="T13" style:family="text">
      <style:text-properties fo:font-size="12pt" style:text-underline-style="solid" style:text-underline-width="auto" style:text-underline-color="font-color" fo:font-weight="normal" officeooo:rsid="0012aafd" style:font-size-asian="10.5pt" style:font-weight-asian="normal" style:font-size-complex="12pt" style:font-weight-complex="normal"/>
    </style:style>
    <style:style style:name="Sect1" style:family="section">
      <style:section-properties fo:background-color="transparent" text:dont-balance-text-columns="false" style:editable="false">
        <style:columns fo:column-count="3" fo:column-gap="0cm">
          <style:column style:rel-width="3212*" fo:start-indent="0cm" fo:end-indent="0cm"/>
          <style:column style:rel-width="3212*" fo:start-indent="0cm" fo:end-indent="0cm"/>
          <style:column style:rel-width="3214*" fo:start-indent="0cm" fo:end-indent="0cm"/>
        </style:columns>
        <style:background-image/>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Report – Exercise 01a</text:p>
      <text:p text:style-name="P1"><text:span text:style-name="T3">First I </text:span><text:span text:style-name="T4">got</text:span><text:span text:style-name="T3"> used to the Greenfoot environment. I had no problems finding out how to inspect, drag or create new objects or save the world.</text:span></text:p>
      <text:p text:style-name="P3"><text:span text:style-name="T3">I then started with the exercises. The members of our group did these mostly on our own, <text:s/>because all three of us have programming experience. I personally did not have any trouble with the exercises, so tried to go for the shortest and most elegant solution. I also </text:span><text:span text:style-name="T5">wanted</text:span><text:span text:style-name="T3"> to make use of the </text:span><text:span text:style-name="T5">run button</text:span><text:span text:style-name="T3">, </text:span><text:span text:style-name="T4">instead of </text:span><text:span text:style-name="T3">using loops.</text:span></text:p>
      <text:p text:style-name="P2"><text:span text:style-name="T6">Exercise 1:</text:span></text:p>
      <text:p text:style-name="P4"><text:span text:style-name="T6">This required just one move() method. Kara stops if isAtEdge() is true.</text:span></text:p>
      <text:p text:style-name="P4"><text:span text:style-name="T12">Exercise </text:span><text:span text:style-name="T11">2</text:span><text:span text:style-name="T12">:</text:span></text:p>
      <text:p text:style-name="P6"><text:span text:style-name="T7">T</text:span><text:span text:style-name="T6">he tricky part here was stopping Kara at the right edge of the screen. This required to not only stop when isAtEdge() is true, but also skip the second move that step, </text:span><text:span text:style-name="T10">so</text:span><text:span text:style-name="T6"> </text:span><text:span text:style-name="T9">I</text:span><text:span text:style-name="T6"> put the second move in the else block of the edge-detection-if. </text:span><text:span text:style-name="T9">In retrospect, this wasn't probably required for the exercise.</text:span></text:p>
      <text:p text:style-name="P4"><text:span text:style-name="T12">Exercise </text:span><text:span text:style-name="T11">3</text:span><text:span text:style-name="T12">:</text:span></text:p>
      <text:p text:style-name="P7"><text:span text:style-name="T7">I</text:span><text:span text:style-name="T6">n this scenario I wrote my own move(int steps) function, so I could write move(4); instead of four times move();. In the end it was really the same number of lines of code. I also didn't let Kara stop in this one.</text:span></text:p>
      <text:p text:style-name="P4"><text:span text:style-name="T12">Exercise </text:span><text:span text:style-name="T11">4</text:span><text:span text:style-name="T12">:</text:span></text:p>
      <text:p text:style-name="P5"><text:span text:style-name="T8">This one was very similar to exercise 3</text:span><text:span text:style-name="T7">. </text:span><text:span text:style-name="T8">I added a putLeaf(); and also had to check if a leaf is already there to avoid errors on the second loop.</text:span></text:p>
      <text:p text:style-name="P5"><text:span text:style-name="T12">Exercise </text:span><text:span text:style-name="T13">5</text:span><text:span text:style-name="T12">:</text:span></text:p>
      <text:p text:style-name="P7"><text:span text:style-name="T7">I</text:span><text:span text:style-name="T6">n this one </text:span><text:span text:style-name="T10">every step</text:span><text:span text:style-name="T6"> if treeFront() is true Kara performs a whole set of moves to avoid the tree, otherwise just one move().</text:span></text:p>
      <text:p text:style-name="P5"><text:span text:style-name="T12">Exercise </text:span><text:span text:style-name="T13">6</text:span><text:span text:style-name="T12">:</text:span></text:p>
      <text:p text:style-name="P7"><text:span text:style-name="T7">I</text:span><text:span text:style-name="T6">n this example </text:span><text:span text:style-name="T9">the algorithm stays the same, but</text:span><text:span text:style-name="T6"> I moved the tree-avoiding-routine to a separate method. </text:span><text:span text:style-name="T9">I also check for a leaf every step and on success call the party() method, which lets Kara perform a celebratory dance, before picking it up.</text:span></text:p>
      <text:p text:style-name="P5"><text:span text:style-name="T12">Exercise </text:span><text:span text:style-name="T13">7</text:span><text:span text:style-name="T12">:</text:span></text:p>
      <text:p text:style-name="P5"><text:span text:style-name="T7">Here </text:span><text:span text:style-name="T9">I noticed that I basically already solved this exercise in 6. So I copied over my code and increased the amount of partying to 2.</text:span></text:p>
      <text:p text:style-name="P5"><text:span text:style-name="T12">Exercise </text:span><text:span text:style-name="T13">8</text:span><text:span text:style-name="T12">:</text:span></text:p>
      <text:p text:style-name="P8"><text:span text:style-name="T7">S</text:span><text:span text:style-name="T6">ame as above. Party level is now at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05bc2"/>
    </style:style>
    <style:style style:name="MT1" style:family="text">
      <style:text-properties style:font-name="Tahoma" officeooo:rsid="00105bc2"/>
    </style:style>
    <style:style style:name="MSect1" style:family="section">
      <style:section-properties fo:background-color="transparent" text:dont-balance-text-columns="false" style:editable="false">
        <style:columns fo:column-count="3" fo:column-gap="0cm">
          <style:column style:rel-width="3212*" fo:start-indent="0cm" fo:end-indent="0cm"/>
          <style:column style:rel-width="3212*" fo:start-indent="0cm" fo:end-indent="0cm"/>
          <style:column style:rel-width="3214*" fo:start-indent="0cm" fo:end-indent="0cm"/>
        </style:columns>
        <style:background-image/>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section text:style-name="MSect1" text:name="Bereich1">
          <text:p text:style-name="MP1"><text:span text:style-name="MT1">Nils Gawlik<text:tab/><text:tab/><text:tab/>24.10.2015</text:span></text:p>
        </text:section>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4T16:54:21.637000000</meta:creation-date>
    <dc:date>2015-10-25T14:33:35.709000000</dc:date>
    <meta:editing-duration>PT20H37M5S</meta:editing-duration>
    <meta:editing-cycles>1</meta:editing-cycles>
    <meta:document-statistic meta:table-count="0" meta:image-count="0" meta:object-count="0" meta:page-count="1" meta:paragraph-count="20" meta:word-count="349" meta:character-count="1880" meta:non-whitespace-character-count="1547"/>
    <meta:generator>LibreOffice/4.4.5.2$Windows_x86 LibreOffice_project/a22f674fd25a3b6f45bdebf25400ed2adff0ff99</meta:generator>
  </office:meta>
</office:document-meta>
</file>